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8000" draw:fill="solid" draw:fill-color="#e6e6e6" draw:opacity="50%" draw:textarea-horizontal-align="center" draw:textarea-vertical-align="middle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e6e6e6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649cm" svg:height="7.685cm" svg:x="3.151cm" svg:y="3.139cm">
          <text:p text:style-name="P2"/>
        </draw:rect>
        <draw:line draw:style-name="gr2" draw:text-style-name="P2" draw:layer="layout" svg:x1="1cm" svg:y1="2cm" svg:x2="13cm" svg:y2="2cm">
          <text:p/>
        </draw:line>
        <draw:line draw:style-name="gr2" draw:text-style-name="P2" draw:layer="layout" svg:x1="1cm" svg:y1="4cm" svg:x2="13cm" svg:y2="4cm">
          <text:p/>
        </draw:line>
        <draw:line draw:style-name="gr2" draw:text-style-name="P2" draw:layer="layout" svg:x1="1cm" svg:y1="6cm" svg:x2="13cm" svg:y2="6cm">
          <text:p/>
        </draw:line>
        <draw:line draw:style-name="gr2" draw:text-style-name="P2" draw:layer="layout" svg:x1="1cm" svg:y1="8cm" svg:x2="13cm" svg:y2="8cm">
          <text:p/>
        </draw:line>
        <draw:line draw:style-name="gr2" draw:text-style-name="P2" draw:layer="layout" svg:x1="1cm" svg:y1="10cm" svg:x2="13cm" svg:y2="10cm">
          <text:p/>
        </draw:line>
        <draw:line draw:style-name="gr2" draw:text-style-name="P2" draw:layer="layout" svg:x1="4cm" svg:y1="1cm" svg:x2="4cm" svg:y2="13cm">
          <text:p/>
        </draw:line>
        <draw:line draw:style-name="gr2" draw:text-style-name="P2" draw:layer="layout" svg:x1="2cm" svg:y1="1cm" svg:x2="2cm" svg:y2="13cm">
          <text:p/>
        </draw:line>
        <draw:line draw:style-name="gr2" draw:text-style-name="P2" draw:layer="layout" svg:x1="6cm" svg:y1="1cm" svg:x2="6cm" svg:y2="13cm">
          <text:p/>
        </draw:line>
        <draw:line draw:style-name="gr2" draw:text-style-name="P2" draw:layer="layout" svg:x1="8cm" svg:y1="1cm" svg:x2="8cm" svg:y2="13cm">
          <text:p/>
        </draw:line>
        <draw:line draw:style-name="gr2" draw:text-style-name="P2" draw:layer="layout" svg:x1="10cm" svg:y1="1cm" svg:x2="10cm" svg:y2="13cm">
          <text:p/>
        </draw:line>
        <draw:custom-shape draw:style-name="gr3" draw:text-style-name="P3" draw:layer="layout" svg:width="0.333cm" svg:height="0.333cm" svg:x="3.833cm" svg:y="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12cm" svg:x2="13cm" svg:y2="12cm">
          <text:p/>
        </draw:line>
        <draw:line draw:style-name="gr2" draw:text-style-name="P2" draw:layer="layout" svg:x1="12cm" svg:y1="1cm" svg:x2="12cm" svg:y2="13cm">
          <text:p/>
        </draw:line>
        <draw:custom-shape draw:style-name="gr3" draw:text-style-name="P3" draw:layer="layout" svg:width="0.333cm" svg:height="0.333cm" svg:x="5.834cm" svg:y="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7.834cm" svg:y="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9.834cm" svg:y="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3.833cm" svg:y="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5.834cm" svg:y="5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7.834cm" svg:y="5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9.834cm" svg:y="5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3.833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5.834cm" svg:y="7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7.834cm" svg:y="7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9.834cm" svg:y="7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3.833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5.834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7.834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33cm" svg:height="0.333cm" svg:x="9.834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3.834cm" svg:y="1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.835cm" svg:y="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5.835cm" svg:y="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9.835cm" svg:y="1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7.836cm" svg:y="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1.836cm" svg:y="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3.834cm" svg:y="11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.835cm" svg:y="1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5.835cm" svg:y="1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9.835cm" svg:y="11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7.836cm" svg:y="1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1.836cm" svg:y="1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1.837cm" svg:y="3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1.838cm" svg:y="5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1.837cm" svg:y="7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1.838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.837cm" svg:y="3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.838cm" svg:y="5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.837cm" svg:y="7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33cm" svg:height="0.333cm" svg:x="1.838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341cm" svg:y1="6.756cm" svg:x2="6.841cm" svg:y2="7.256cm">
          <text:p/>
        </draw:line>
        <draw:line draw:style-name="gr5" draw:text-style-name="P2" draw:layer="layout" svg:x1="6.341cm" svg:y1="7.256cm" svg:x2="6.841cm" svg:y2="6.756cm">
          <text:p/>
        </draw:line>
        <draw:line draw:style-name="gr6" draw:text-style-name="P5" draw:layer="layout" svg:x1="6.6cm" svg:y1="7cm" svg:x2="6cm" svg:y2="7cm">
          <text:p/>
        </draw:line>
        <draw:line draw:style-name="gr6" draw:text-style-name="P5" draw:layer="layout" svg:x1="6.6cm" svg:y1="7cm" svg:x2="6.6cm" svg:y2="6cm">
          <text:p/>
        </draw:line>
        <draw:frame draw:style-name="gr7" draw:text-style-name="P6" draw:layer="layout" svg:width="0.853cm" svg:height="0.963cm" svg:x="6.196cm" svg:y="5.214cm">
          <draw:text-box>
            <text:p>u</text:p>
          </draw:text-box>
        </draw:frame>
        <draw:frame draw:style-name="gr7" draw:text-style-name="P6" draw:layer="layout" svg:width="0.82cm" svg:height="0.963cm" svg:x="5.352cm" svg:y="6.479cm">
          <draw:text-box>
            <text:p>v</text:p>
          </draw:text-box>
        </draw:frame>
        <draw:frame draw:style-name="gr7" draw:text-style-name="P6" draw:layer="layout" svg:width="1.226cm" svg:height="1.17cm" svg:x="3.797cm" svg:y="2.98cm">
          <draw:text-box>
            <text:p>c<text:span text:style-name="T1">00</text:span></text:p>
          </draw:text-box>
        </draw:frame>
        <draw:frame draw:style-name="gr7" draw:text-style-name="P6" draw:layer="layout" svg:width="1.226cm" svg:height="1.17cm" svg:x="5.797cm" svg:y="2.98cm">
          <draw:text-box>
            <text:p>c<text:span text:style-name="T1">01</text:span></text:p>
          </draw:text-box>
        </draw:frame>
        <draw:frame draw:style-name="gr7" draw:text-style-name="P6" draw:layer="layout" svg:width="1.226cm" svg:height="1.17cm" svg:x="7.797cm" svg:y="2.98cm">
          <draw:text-box>
            <text:p>c<text:span text:style-name="T1">02</text:span></text:p>
          </draw:text-box>
        </draw:frame>
        <draw:frame draw:style-name="gr7" draw:text-style-name="P6" draw:layer="layout" svg:width="1.226cm" svg:height="1.17cm" svg:x="9.797cm" svg:y="2.98cm">
          <draw:text-box>
            <text:p>c<text:span text:style-name="T1">03</text:span></text:p>
          </draw:text-box>
        </draw:frame>
        <draw:frame draw:style-name="gr7" draw:text-style-name="P6" draw:layer="layout" svg:width="1.226cm" svg:height="1.17cm" svg:x="3.797cm" svg:y="4.98cm">
          <draw:text-box>
            <text:p>c<text:span text:style-name="T1">10</text:span></text:p>
          </draw:text-box>
        </draw:frame>
        <draw:frame draw:style-name="gr7" draw:text-style-name="P6" draw:layer="layout" svg:width="1.226cm" svg:height="1.17cm" svg:x="3.797cm" svg:y="6.98cm">
          <draw:text-box>
            <text:p>c<text:span text:style-name="T1">20</text:span></text:p>
          </draw:text-box>
        </draw:frame>
        <draw:frame draw:style-name="gr7" draw:text-style-name="P6" draw:layer="layout" svg:width="1.226cm" svg:height="1.17cm" svg:x="3.797cm" svg:y="8.98cm">
          <draw:text-box>
            <text:p>c<text:span text:style-name="T1">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egland</meta:initial-creator>
    <meta:creation-date>2011-01-13T15:36:37.85</meta:creation-date>
    <meta:generator>LibreOffice/5.1.5.2$Windows_x86 LibreOffice_project/7a864d8825610a8c07cfc3bc01dd4fce6a9447e5</meta:generator>
    <dc:date>2018-10-11T13:26:58.937000000</dc:date>
    <meta:editing-duration>PT15M18S</meta:editing-duration>
    <meta:editing-cycles>3</meta:editing-cycles>
    <meta:document-statistic meta:object-count="62"/>
  </office:meta>
</office:document-meta>
</file>